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text:bookmark-start text:name="__DdeLink__2273_204541176"/></text:p><text:p text:style-name="P1">[adr_etab.getPays;magnet=text:p]<text:bookmark-end text:name="__DdeLink__2273_204541176"/>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<text:bookmark-start text:name="__DdeLink__1055_1684253896"/><text:bookmark-start text:name="__DdeLink__838_1404464975"/><text:bookmark-start text:name="__DdeLink__838_14044649753"/>[adr.getAdr3;onformat=tbs_str;;magnet=text:p]<text:bookmark-end text:name="__DdeLink__1055_1684253896"/><text:bookmark-end text:name="__DdeLink__838_1404464975"/><text:bookmark-end text:name="__DdeLink__838_14044649753"/></text:p><text:p text:style-name="P1"><text:bookmark-start text:name="__DdeLink__1145_1684253896"/>[adr.getAdr4;onformat=tbs_str;;magnet=text:p]<text:bookmark-end text:name="__DdeLink__1145_1684253896"/></text:p><text:p text:style-name="P1">[adr.getCp] [adr.getCommune;onformat=tbs_str;]</text:p><text:p text:style-name="P1">[adr.getPays;magnet=text:p]</text:p></draw:text-box></draw:frame></text:p>
      <text:p text:style-name="P2">Le <text:bookmark-start text:name="__DdeLink__766_1424141856"/>[onshow..now;frm=dd/mm/yyyy]<text:bookmark-end text:name="__DdeLink__766_1424141856"/>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saisies;block=begin;p1=[el_col.getIdEleve]][saisies.getDateDescription;onformat=tbs_str] [saisies.getGroupeNameAvecClasses;onformat=tbs_str;if [val]!='';then 'cours de [val]'] </text:p>
      <text:p text:style-name="P1">[saisies;block=end] 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28T15:03:47</dc:date>
    <dc:creator>Josselin Jacquard</dc:creator>
    <meta:editing-duration>PT17H42M49S</meta:editing-duration>
    <meta:editing-cycles>262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74" meta:character-count="1868"/>
  </office:meta>
</office:document-meta>
</file>